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1.0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der by cube size" table:style-name="ta1">
        <table:shapes>
          <draw:frame draw:z-index="0" draw:style-name="gr1" draw:text-style-name="P1" svg:width="12.6961in" svg:height="6.2496in" svg:x="2.1126in" svg:y="0.2205in">
            <draw:object draw:notify-on-update-of-ranges="'Order by cube size'.A1:'Order by cube size'.A1 'Order by cube size'.A2:'Order by cube size'.A48 'Order by cube size'.B1:'Order by cube size'.B1 'Order by cube size'.B2:'Order by cube size'.B48 'Order by cube size'.C1:'Order by cube size'.C1 'Order by cube size'.C2:'Order by cube size'.C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4_2_10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_2_2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2_481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_2_60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_2_62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_10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10_100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2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50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80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_10_100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_10_1000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_10_2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_10_3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0_10_500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0_10_80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_50_100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0_50_100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50_2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50_3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50_500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0_50_800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_10_100</text:p>
          </table:table-cell>
          <table:table-cell office:value-type="float" office:value="12207" calcext:value-type="float">
            <text:p>12207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200_10_1000</text:p>
          </table:table-cell>
          <table:table-cell office:value-type="float" office:value="12179" calcext:value-type="float">
            <text:p>1217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200_10_20</text:p>
          </table:table-cell>
          <table:table-cell office:value-type="float" office:value="12795" calcext:value-type="float">
            <text:p>12795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200_10_3</text:p>
          </table:table-cell>
          <table:table-cell office:value-type="float" office:value="3095" calcext:value-type="float">
            <text:p>3095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200_10_500</text:p>
          </table:table-cell>
          <table:table-cell office:value-type="float" office:value="13178" calcext:value-type="float">
            <text:p>13178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200_10_800</text:p>
          </table:table-cell>
          <table:table-cell office:value-type="float" office:value="12083" calcext:value-type="float">
            <text:p>12083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200_100_100</text:p>
          </table:table-cell>
          <table:table-cell office:value-type="float" office:value="10291" calcext:value-type="float">
            <text:p>102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200_100_1000</text:p>
          </table:table-cell>
          <table:table-cell office:value-type="float" office:value="9726" calcext:value-type="float">
            <text:p>972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200_100_20</text:p>
          </table:table-cell>
          <table:table-cell office:value-type="float" office:value="10265" calcext:value-type="float">
            <text:p>1026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200_100_3</text:p>
          </table:table-cell>
          <table:table-cell office:value-type="float" office:value="2829" calcext:value-type="float">
            <text:p>282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200_100_500</text:p>
          </table:table-cell>
          <table:table-cell office:value-type="float" office:value="9975" calcext:value-type="float">
            <text:p>99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0_100_800</text:p>
          </table:table-cell>
          <table:table-cell office:value-type="float" office:value="9958" calcext:value-type="float">
            <text:p>9958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200_50_100</text:p>
          </table:table-cell>
          <table:table-cell office:value-type="float" office:value="10858" calcext:value-type="float">
            <text:p>10858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200_50_1000</text:p>
          </table:table-cell>
          <table:table-cell office:value-type="float" office:value="10827" calcext:value-type="float">
            <text:p>1082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200_50_20</text:p>
          </table:table-cell>
          <table:table-cell office:value-type="float" office:value="11706" calcext:value-type="float">
            <text:p>1170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200_50_3</text:p>
          </table:table-cell>
          <table:table-cell office:value-type="float" office:value="2955" calcext:value-type="float">
            <text:p>295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200_50_500</text:p>
          </table:table-cell>
          <table:table-cell office:value-type="float" office:value="10995" calcext:value-type="float">
            <text:p>1099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200_50_800</text:p>
          </table:table-cell>
          <table:table-cell office:value-type="float" office:value="10684" calcext:value-type="float">
            <text:p>10684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200_80_100</text:p>
          </table:table-cell>
          <table:table-cell office:value-type="float" office:value="10875" calcext:value-type="float">
            <text:p>10875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200_80_1000</text:p>
          </table:table-cell>
          <table:table-cell office:value-type="float" office:value="10155" calcext:value-type="float">
            <text:p>10155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200_80_20</text:p>
          </table:table-cell>
          <table:table-cell office:value-type="float" office:value="10530" calcext:value-type="float">
            <text:p>1053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200_80_3</text:p>
          </table:table-cell>
          <table:table-cell office:value-type="float" office:value="3659" calcext:value-type="float">
            <text:p>365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200_80_500</text:p>
          </table:table-cell>
          <table:table-cell office:value-type="float" office:value="10124" calcext:value-type="float">
            <text:p>1012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200_80_800</text:p>
          </table:table-cell>
          <table:table-cell office:value-type="float" office:value="10254" calcext:value-type="float">
            <text:p>10254</text:p>
          </table:table-cell>
          <table:table-cell office:value-type="float" office:value="2087" calcext:value-type="float">
            <text:p>2087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der by Dic size" table:style-name="ta1">
        <table:shapes>
          <draw:frame draw:z-index="0" draw:style-name="gr1" draw:text-style-name="P1" svg:width="12.6559in" svg:height="6.1445in" svg:x="2.2555in" svg:y="0.0421in">
            <draw:object draw:notify-on-update-of-ranges="'Order by Dic size'.A1:'Order by Dic size'.A1 'Order by Dic size'.A2:'Order by Dic size'.A48 'Order by Dic size'.B1:'Order by Dic size'.B1 'Order by Dic size'.B2:'Order by Dic size'.B48 'Order by Dic size'.C1:'Order by Dic size'.C1 'Order by Dic size'.C2:'Order by Dic size'.C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3_10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_10_200</text:p>
          </table:table-cell>
          <table:table-cell office:value-type="float" office:value="3095" calcext:value-type="float">
            <text:p>3095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3_10_50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_100_200</text:p>
          </table:table-cell>
          <table:table-cell office:value-type="float" office:value="2829" calcext:value-type="float">
            <text:p>282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3_50_200</text:p>
          </table:table-cell>
          <table:table-cell office:value-type="float" office:value="2955" calcext:value-type="float">
            <text:p>295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3_50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_80_200</text:p>
          </table:table-cell>
          <table:table-cell office:value-type="float" office:value="3659" calcext:value-type="float">
            <text:p>365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20_10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_10_200</text:p>
          </table:table-cell>
          <table:table-cell office:value-type="float" office:value="12795" calcext:value-type="float">
            <text:p>12795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20_10_5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_100_200</text:p>
          </table:table-cell>
          <table:table-cell office:value-type="float" office:value="10265" calcext:value-type="float">
            <text:p>1026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20_2_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_50_200</text:p>
          </table:table-cell>
          <table:table-cell office:value-type="float" office:value="11706" calcext:value-type="float">
            <text:p>1170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20_50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_80_200</text:p>
          </table:table-cell>
          <table:table-cell office:value-type="float" office:value="10530" calcext:value-type="float">
            <text:p>1053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100_10_1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_10_200</text:p>
          </table:table-cell>
          <table:table-cell office:value-type="float" office:value="12207" calcext:value-type="float">
            <text:p>12207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100_10_50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0_100_200</text:p>
          </table:table-cell>
          <table:table-cell office:value-type="float" office:value="10291" calcext:value-type="float">
            <text:p>102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100_2_4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_50_200</text:p>
          </table:table-cell>
          <table:table-cell office:value-type="float" office:value="10858" calcext:value-type="float">
            <text:p>10858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100_50_50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_80_200</text:p>
          </table:table-cell>
          <table:table-cell office:value-type="float" office:value="10875" calcext:value-type="float">
            <text:p>10875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481_2_4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0_10_1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0_10_200</text:p>
          </table:table-cell>
          <table:table-cell office:value-type="float" office:value="13178" calcext:value-type="float">
            <text:p>13178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500_10_50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00_100_200</text:p>
          </table:table-cell>
          <table:table-cell office:value-type="float" office:value="9975" calcext:value-type="float">
            <text:p>99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500_50_200</text:p>
          </table:table-cell>
          <table:table-cell office:value-type="float" office:value="10995" calcext:value-type="float">
            <text:p>1099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500_50_50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00_80_200</text:p>
          </table:table-cell>
          <table:table-cell office:value-type="float" office:value="10124" calcext:value-type="float">
            <text:p>1012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601_2_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21_2_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0_10_1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0_10_200</text:p>
          </table:table-cell>
          <table:table-cell office:value-type="float" office:value="12083" calcext:value-type="float">
            <text:p>12083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800_10_5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800_100_200</text:p>
          </table:table-cell>
          <table:table-cell office:value-type="float" office:value="9958" calcext:value-type="float">
            <text:p>9958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800_50_200</text:p>
          </table:table-cell>
          <table:table-cell office:value-type="float" office:value="10684" calcext:value-type="float">
            <text:p>10684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800_50_50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800_80_200</text:p>
          </table:table-cell>
          <table:table-cell office:value-type="float" office:value="10254" calcext:value-type="float">
            <text:p>10254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1000_10_1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_10_200</text:p>
          </table:table-cell>
          <table:table-cell office:value-type="float" office:value="12179" calcext:value-type="float">
            <text:p>1217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1000_10_50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00_100_200</text:p>
          </table:table-cell>
          <table:table-cell office:value-type="float" office:value="9726" calcext:value-type="float">
            <text:p>972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1000_50_200</text:p>
          </table:table-cell>
          <table:table-cell office:value-type="float" office:value="10827" calcext:value-type="float">
            <text:p>1082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1000_50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0_80_200</text:p>
          </table:table-cell>
          <table:table-cell office:value-type="float" office:value="10155" calcext:value-type="float">
            <text:p>10155</text:p>
          </table:table-cell>
          <table:table-cell office:value-type="float" office:value="2185" calcext:value-type="float">
            <text:p>2185</text:p>
          </table:table-cell>
        </table:table-row>
      </table:table>
      <table:table table:name="Order by Word length" table:style-name="ta1">
        <table:shapes>
          <draw:frame draw:z-index="0" draw:style-name="gr1" draw:text-style-name="P1" svg:width="12.5736in" svg:height="6.1654in" svg:x="2.9047in" svg:y="0.0421in">
            <draw:object draw:notify-on-update-of-ranges="'Order by Word length'.A1:'Order by Word length'.A1 'Order by Word length'.A2:'Order by Word length'.A48 'Order by Word length'.B1:'Order by Word length'.B1 'Order by Word length'.B2:'Order by Word length'.B48 'Order by Word length'.C1:'Order by Word length'.C1 'Order by Word length'.C2:'Order by Word length'.C4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2_100_4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20_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481_4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601_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621_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0_1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100_200</text:p>
          </table:table-cell>
          <table:table-cell office:value-type="float" office:value="12207" calcext:value-type="float">
            <text:p>12207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10_100_50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_1000_1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00_200</text:p>
          </table:table-cell>
          <table:table-cell office:value-type="float" office:value="12179" calcext:value-type="float">
            <text:p>1217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10_1000_50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_20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20_200</text:p>
          </table:table-cell>
          <table:table-cell office:value-type="float" office:value="12795" calcext:value-type="float">
            <text:p>12795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10_20_5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_3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3_200</text:p>
          </table:table-cell>
          <table:table-cell office:value-type="float" office:value="3095" calcext:value-type="float">
            <text:p>3095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10_3_50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0_500_1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500_200</text:p>
          </table:table-cell>
          <table:table-cell office:value-type="float" office:value="13178" calcext:value-type="float">
            <text:p>13178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10_500_50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_800_1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800_200</text:p>
          </table:table-cell>
          <table:table-cell office:value-type="float" office:value="12083" calcext:value-type="float">
            <text:p>12083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10_800_50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_100_200</text:p>
          </table:table-cell>
          <table:table-cell office:value-type="float" office:value="10858" calcext:value-type="float">
            <text:p>10858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50_100_50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0_1000_200</text:p>
          </table:table-cell>
          <table:table-cell office:value-type="float" office:value="10827" calcext:value-type="float">
            <text:p>1082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50_1000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20_200</text:p>
          </table:table-cell>
          <table:table-cell office:value-type="float" office:value="11706" calcext:value-type="float">
            <text:p>1170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50_20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3_200</text:p>
          </table:table-cell>
          <table:table-cell office:value-type="float" office:value="2955" calcext:value-type="float">
            <text:p>295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50_3_50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500_200</text:p>
          </table:table-cell>
          <table:table-cell office:value-type="float" office:value="10995" calcext:value-type="float">
            <text:p>1099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50_500_50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0_800_200</text:p>
          </table:table-cell>
          <table:table-cell office:value-type="float" office:value="10684" calcext:value-type="float">
            <text:p>10684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50_800_50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80_100_200</text:p>
          </table:table-cell>
          <table:table-cell office:value-type="float" office:value="10875" calcext:value-type="float">
            <text:p>10875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80_1000_200</text:p>
          </table:table-cell>
          <table:table-cell office:value-type="float" office:value="10155" calcext:value-type="float">
            <text:p>10155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string" calcext:value-type="string">
            <text:p>80_20_200</text:p>
          </table:table-cell>
          <table:table-cell office:value-type="float" office:value="10530" calcext:value-type="float">
            <text:p>1053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80_3_200</text:p>
          </table:table-cell>
          <table:table-cell office:value-type="float" office:value="3659" calcext:value-type="float">
            <text:p>365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80_500_200</text:p>
          </table:table-cell>
          <table:table-cell office:value-type="float" office:value="10124" calcext:value-type="float">
            <text:p>1012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80_800_200</text:p>
          </table:table-cell>
          <table:table-cell office:value-type="float" office:value="10254" calcext:value-type="float">
            <text:p>10254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100_100_200</text:p>
          </table:table-cell>
          <table:table-cell office:value-type="float" office:value="10291" calcext:value-type="float">
            <text:p>1029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100_1000_200</text:p>
          </table:table-cell>
          <table:table-cell office:value-type="float" office:value="9726" calcext:value-type="float">
            <text:p>972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100_20_200</text:p>
          </table:table-cell>
          <table:table-cell office:value-type="float" office:value="10265" calcext:value-type="float">
            <text:p>1026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100_3_200</text:p>
          </table:table-cell>
          <table:table-cell office:value-type="float" office:value="2829" calcext:value-type="float">
            <text:p>282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100_500_200</text:p>
          </table:table-cell>
          <table:table-cell office:value-type="float" office:value="9975" calcext:value-type="float">
            <text:p>99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100_800_200</text:p>
          </table:table-cell>
          <table:table-cell office:value-type="float" office:value="9958" calcext:value-type="float">
            <text:p>9958</text:p>
          </table:table-cell>
          <table:table-cell office:value-type="float" office:value="2207" calcext:value-type="float">
            <text:p>2207</text:p>
          </table:table-cell>
        </table:table-row>
      </table:table>
      <table:named-expressions/>
      <table:database-ranges>
        <table:database-range table:name="__Anonymous_Sheet_DB__0" table:target-range-address="'Order by cube size'.A2:'Order by cube size'.C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Order by Dic size'.A1:'Order by Dic size'.C4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Order by Word length'.A1:'Order by Word length'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date>2013-12-21T17:37:38.048921839</dc:date>
    <dc:creator>Anni Nguyen</dc:creator>
    <meta:editing-duration>PT4M47S</meta:editing-duration>
    <meta:editing-cycles>3</meta:editing-cycles>
    <meta:document-statistic meta:table-count="3" meta:cell-count="4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249cm" svg:height="15.875cm" xlink:href=".." xlink:type="simple" chart:class="chart:bar" chart:style-name="ch1">
        <chart:title svg:x="13.937cm" svg:y="0.453cm" chart:style-name="ch2">
          <text:p>No Associated Graph</text:p>
        </chart:title>
        <chart:legend chart:legend-position="end" svg:x="29.879cm" svg:y="7.389cm" style:legend-expansion="high" chart:style-name="ch3"/>
        <chart:plot-area chart:style-name="ch4" table:cell-range-address="'Order by cube size'.A1:'Order by cube size'.C48" chart:data-source-has-labels="both" svg:x="1.655cm" svg:y="2.209cm" svg:width="26.937cm" svg:height="12.368cm">
          <chartooo:coordinate-region svg:x="2.832cm" svg:y="2.408cm" svg:width="25.76cm" svg:height="10.066cm"/>
          <chart:axis chart:dimension="x" chart:name="primary-x" chart:style-name="ch5" chartooo:axis-type="auto">
            <chartooo:date-scale/>
            <chart:title svg:x="14.722cm" svg:y="14.894cm" chart:style-name="ch6">
              <text:p>Data</text:p>
            </chart:title>
            <chart:categories table:cell-range-address="'Order by cube size'.A2:'Order by cube size'.A48"/>
          </chart:axis>
          <chart:axis chart:dimension="y" chart:name="primary-y" chart:style-name="ch7">
            <chart:title svg:x="0.451cm" svg:y="8.794cm" chart:style-name="ch8">
              <text:p>Time</text:p>
            </chart:title>
            <chart:grid chart:style-name="ch9" chart:class="major"/>
          </chart:axis>
          <chart:series chart:style-name="ch10" chart:values-cell-range-address="'Order by cube size'.B2:'Order by cube size'.B48" chart:label-cell-address="'Order by cube size'.B1:'Order by cube size'.B1" chart:class="chart:bar">
            <chart:data-point chart:repeated="47"/>
          </chart:series>
          <chart:series chart:style-name="ch11" chart:values-cell-range-address="'Order by cube size'.C2:'Order by cube size'.C48" chart:label-cell-address="'Order by cube size'.C1:'Order by cube size'.C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cube size'.B1:'Order by cube size'.B1</svg:desc>
                </draw:g>
              </table:table-cell>
              <table:table-cell office:value-type="string">
                <text:p>Sequential</text:p>
                <draw:g>
                  <svg:desc>'Order by cube size'.C1:'Order by cube 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_2_100</text:p>
                <draw:g>
                  <svg:desc>'Order by cube size'.A2:'Order by cube size'.A48</svg:desc>
                </draw:g>
              </table:table-cell>
              <table:table-cell office:value-type="float" office:value="307">
                <text:p>307</text:p>
                <draw:g>
                  <svg:desc>'Order by cube size'.B2:'Order by cube size'.B48</svg:desc>
                </draw:g>
              </table:table-cell>
              <table:table-cell office:value-type="float" office:value="1">
                <text:p>1</text:p>
                <draw:g>
                  <svg:desc>'Order by cube size'.C2:'Order by cube size'.C48</svg:desc>
                </draw:g>
              </table:table-cell>
            </table:table-row>
            <table:table-row>
              <table:table-cell office:value-type="string">
                <text:p>4_2_2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_2_481</text:p>
              </table:table-cell>
              <table:table-cell office:value-type="float" office:value="303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_2_601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_2_621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_100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10_1000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2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500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800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_10_100</text:p>
              </table:table-cell>
              <table:table-cell office:value-type="float" office:value="326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_10_1000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_10_2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_10_3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_10_500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_10_80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_50_100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_50_100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50_2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50_3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50_500</text:p>
              </table:table-cell>
              <table:table-cell office:value-type="float" office:value="418">
                <text:p>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_50_800</text:p>
              </table:table-cell>
              <table:table-cell office:value-type="float" office:value="211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_10_100</text:p>
              </table:table-cell>
              <table:table-cell office:value-type="float" office:value="12207">
                <text:p>12207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200_10_1000</text:p>
              </table:table-cell>
              <table:table-cell office:value-type="float" office:value="12179">
                <text:p>12179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0_10_20</text:p>
              </table:table-cell>
              <table:table-cell office:value-type="float" office:value="12795">
                <text:p>1279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200_10_3</text:p>
              </table:table-cell>
              <table:table-cell office:value-type="float" office:value="3095">
                <text:p>309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200_10_500</text:p>
              </table:table-cell>
              <table:table-cell office:value-type="float" office:value="13178">
                <text:p>13178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200_10_800</text:p>
              </table:table-cell>
              <table:table-cell office:value-type="float" office:value="12083">
                <text:p>12083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200_100_100</text:p>
              </table:table-cell>
              <table:table-cell office:value-type="float" office:value="10291">
                <text:p>1029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00_100_1000</text:p>
              </table:table-cell>
              <table:table-cell office:value-type="float" office:value="9726">
                <text:p>972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200_100_20</text:p>
              </table:table-cell>
              <table:table-cell office:value-type="float" office:value="10265">
                <text:p>1026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00_100_3</text:p>
              </table:table-cell>
              <table:table-cell office:value-type="float" office:value="2829">
                <text:p>282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00_100_500</text:p>
              </table:table-cell>
              <table:table-cell office:value-type="float" office:value="9975">
                <text:p>99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0_100_800</text:p>
              </table:table-cell>
              <table:table-cell office:value-type="float" office:value="9958">
                <text:p>995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00_50_100</text:p>
              </table:table-cell>
              <table:table-cell office:value-type="float" office:value="10858">
                <text:p>1085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200_50_1000</text:p>
              </table:table-cell>
              <table:table-cell office:value-type="float" office:value="10827">
                <text:p>10827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00_50_20</text:p>
              </table:table-cell>
              <table:table-cell office:value-type="float" office:value="11706">
                <text:p>11706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200_50_3</text:p>
              </table:table-cell>
              <table:table-cell office:value-type="float" office:value="2955">
                <text:p>295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200_50_500</text:p>
              </table:table-cell>
              <table:table-cell office:value-type="float" office:value="10995">
                <text:p>1099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0_50_800</text:p>
              </table:table-cell>
              <table:table-cell office:value-type="float" office:value="10684">
                <text:p>1068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00_80_100</text:p>
              </table:table-cell>
              <table:table-cell office:value-type="float" office:value="10875">
                <text:p>1087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00_80_1000</text:p>
              </table:table-cell>
              <table:table-cell office:value-type="float" office:value="10155">
                <text:p>1015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00_80_20</text:p>
              </table:table-cell>
              <table:table-cell office:value-type="float" office:value="10530">
                <text:p>1053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200_80_3</text:p>
              </table:table-cell>
              <table:table-cell office:value-type="float" office:value="3659">
                <text:p>365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0_80_500</text:p>
              </table:table-cell>
              <table:table-cell office:value-type="float" office:value="10124">
                <text:p>10124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00_80_800</text:p>
              </table:table-cell>
              <table:table-cell office:value-type="float" office:value="10254">
                <text:p>10254</text:p>
              </table:table-cell>
              <table:table-cell office:value-type="float" office:value="2087">
                <text:p>2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147cm" svg:height="15.608cm" xlink:href=".." xlink:type="simple" chart:class="chart:bar" chart:style-name="ch1">
        <chart:title svg:x="14.561cm" svg:y="0.448cm" chart:style-name="ch2">
          <text:p>No Associated</text:p>
        </chart:title>
        <chart:subtitle svg:x="13.899cm" svg:y="1.565cm" chart:style-name="ch3">
          <text:p>Order by Dictionary size</text:p>
        </chart:subtitle>
        <chart:legend chart:legend-position="end" svg:x="29.778cm" svg:y="7.256cm" style:legend-expansion="high" chart:style-name="ch4"/>
        <chart:plot-area chart:style-name="ch5" table:cell-range-address="'Order by Dic size'.A1:'Order by Dic size'.C48" chart:data-source-has-labels="both" svg:x="1.653cm" svg:y="2.898cm" svg:width="26.841cm" svg:height="11.417cm">
          <chartooo:coordinate-region svg:x="2.83cm" svg:y="3.097cm" svg:width="25.664cm" svg:height="9.246cm"/>
          <chart:axis chart:dimension="x" chart:name="primary-x" chart:style-name="ch6" chartooo:axis-type="auto">
            <chartooo:date-scale/>
            <chart:title svg:x="14.672cm" svg:y="14.627cm" chart:style-name="ch7">
              <text:p>Data</text:p>
            </chart:title>
            <chart:categories table:cell-range-address="'Order by Dic size'.A2:'Order by Dic size'.A48"/>
          </chart:axis>
          <chart:axis chart:dimension="y" chart:name="primary-y" chart:style-name="ch8">
            <chart:title svg:x="0.451cm" svg:y="9.007cm" chart:style-name="ch9">
              <text:p>Time</text:p>
            </chart:title>
            <chart:grid chart:style-name="ch10" chart:class="major"/>
          </chart:axis>
          <chart:series chart:style-name="ch11" chart:values-cell-range-address="'Order by Dic size'.B2:'Order by Dic size'.B48" chart:label-cell-address="'Order by Dic size'.B1:'Order by Dic size'.B1" chart:class="chart:bar">
            <chart:data-point chart:repeated="47"/>
          </chart:series>
          <chart:series chart:style-name="ch12" chart:values-cell-range-address="'Order by Dic size'.C2:'Order by Dic size'.C48" chart:label-cell-address="'Order by Dic size'.C1:'Order by Dic size'.C1" chart:class="chart:ba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Dic size'.B1:'Order by Dic size'.B1</svg:desc>
                </draw:g>
              </table:table-cell>
              <table:table-cell office:value-type="string">
                <text:p>Sequential</text:p>
                <draw:g>
                  <svg:desc>'Order by Dic size'.C1:'Order by Dic 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_10_10</text:p>
                <draw:g>
                  <svg:desc>'Order by Dic size'.A2:'Order by Dic size'.A48</svg:desc>
                </draw:g>
              </table:table-cell>
              <table:table-cell office:value-type="float" office:value="202">
                <text:p>202</text:p>
                <draw:g>
                  <svg:desc>'Order by Dic size'.B2:'Order by Dic size'.B48</svg:desc>
                </draw:g>
              </table:table-cell>
              <table:table-cell office:value-type="float" office:value="1">
                <text:p>1</text:p>
                <draw:g>
                  <svg:desc>'Order by Dic size'.C2:'Order by Dic size'.C48</svg:desc>
                </draw:g>
              </table:table-cell>
            </table:table-row>
            <table:table-row>
              <table:table-cell office:value-type="string">
                <text:p>3_10_200</text:p>
              </table:table-cell>
              <table:table-cell office:value-type="float" office:value="3095">
                <text:p>309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3_10_50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_100_200</text:p>
              </table:table-cell>
              <table:table-cell office:value-type="float" office:value="2829">
                <text:p>282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3_50_200</text:p>
              </table:table-cell>
              <table:table-cell office:value-type="float" office:value="2955">
                <text:p>295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3_50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_80_200</text:p>
              </table:table-cell>
              <table:table-cell office:value-type="float" office:value="3659">
                <text:p>365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_10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10_200</text:p>
              </table:table-cell>
              <table:table-cell office:value-type="float" office:value="12795">
                <text:p>1279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20_10_5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_100_200</text:p>
              </table:table-cell>
              <table:table-cell office:value-type="float" office:value="10265">
                <text:p>1026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0_2_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_50_200</text:p>
              </table:table-cell>
              <table:table-cell office:value-type="float" office:value="11706">
                <text:p>11706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20_50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_80_200</text:p>
              </table:table-cell>
              <table:table-cell office:value-type="float" office:value="10530">
                <text:p>1053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00_10_10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_10_200</text:p>
              </table:table-cell>
              <table:table-cell office:value-type="float" office:value="12207">
                <text:p>12207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100_10_50</text:p>
              </table:table-cell>
              <table:table-cell office:value-type="float" office:value="326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0291">
                <text:p>1029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00_2_4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0_200</text:p>
              </table:table-cell>
              <table:table-cell office:value-type="float" office:value="10858">
                <text:p>1085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00_50_50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_80_200</text:p>
              </table:table-cell>
              <table:table-cell office:value-type="float" office:value="10875">
                <text:p>1087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81_2_4</text:p>
              </table:table-cell>
              <table:table-cell office:value-type="float" office:value="303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_10_10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_10_200</text:p>
              </table:table-cell>
              <table:table-cell office:value-type="float" office:value="13178">
                <text:p>13178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500_10_50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_100_200</text:p>
              </table:table-cell>
              <table:table-cell office:value-type="float" office:value="9975">
                <text:p>99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00_50_200</text:p>
              </table:table-cell>
              <table:table-cell office:value-type="float" office:value="10995">
                <text:p>1099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00_50_50</text:p>
              </table:table-cell>
              <table:table-cell office:value-type="float" office:value="418">
                <text:p>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0_80_200</text:p>
              </table:table-cell>
              <table:table-cell office:value-type="float" office:value="10124">
                <text:p>10124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601_2_4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_2_4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_10_10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_10_200</text:p>
              </table:table-cell>
              <table:table-cell office:value-type="float" office:value="12083">
                <text:p>12083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800_10_5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_100_200</text:p>
              </table:table-cell>
              <table:table-cell office:value-type="float" office:value="9958">
                <text:p>995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800_50_200</text:p>
              </table:table-cell>
              <table:table-cell office:value-type="float" office:value="10684">
                <text:p>1068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800_50_50</text:p>
              </table:table-cell>
              <table:table-cell office:value-type="float" office:value="211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_80_200</text:p>
              </table:table-cell>
              <table:table-cell office:value-type="float" office:value="10254">
                <text:p>10254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00_10_10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_10_200</text:p>
              </table:table-cell>
              <table:table-cell office:value-type="float" office:value="12179">
                <text:p>12179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1000_10_50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_100_200</text:p>
              </table:table-cell>
              <table:table-cell office:value-type="float" office:value="9726">
                <text:p>972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000_50_200</text:p>
              </table:table-cell>
              <table:table-cell office:value-type="float" office:value="10827">
                <text:p>10827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1000_50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_80_200</text:p>
              </table:table-cell>
              <table:table-cell office:value-type="float" office:value="10155">
                <text:p>10155</text:p>
              </table:table-cell>
              <table:table-cell office:value-type="float" office:value="2185">
                <text:p>2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938cm" svg:height="15.661cm" xlink:href=".." xlink:type="simple" chart:class="chart:bar" chart:style-name="ch1">
        <chart:title svg:x="13.782cm" svg:y="0.449cm" chart:style-name="ch2">
          <text:p>No Associated Graph</text:p>
        </chart:title>
        <chart:subtitle svg:x="13.875cm" svg:y="1.567cm" chart:style-name="ch3">
          <text:p>Order by length of word</text:p>
        </chart:subtitle>
        <chart:legend chart:legend-position="end" svg:x="29.568cm" svg:y="7.282cm" style:legend-expansion="high" chart:style-name="ch4"/>
        <chart:plot-area chart:style-name="ch5" table:cell-range-address="'Order by Word length'.A1:'Order by Word length'.C48" chart:data-source-has-labels="both" svg:x="1.649cm" svg:y="2.902cm" svg:width="26.644cm" svg:height="11.465cm">
          <chartooo:coordinate-region svg:x="2.826cm" svg:y="3.101cm" svg:width="25.467cm" svg:height="9.163cm"/>
          <chart:axis chart:dimension="x" chart:name="primary-x" chart:style-name="ch6" chartooo:axis-type="auto">
            <chartooo:date-scale/>
            <chart:title svg:x="14.57cm" svg:y="14.68cm" chart:style-name="ch7">
              <text:p>Data</text:p>
            </chart:title>
            <chart:categories table:cell-range-address="'Order by Word length'.A2:'Order by Word length'.A48"/>
          </chart:axis>
          <chart:axis chart:dimension="y" chart:name="primary-y" chart:style-name="ch8">
            <chart:title svg:x="0.451cm" svg:y="9.035cm" chart:style-name="ch9">
              <text:p>Time</text:p>
            </chart:title>
            <chart:grid chart:style-name="ch10" chart:class="major"/>
          </chart:axis>
          <chart:series chart:style-name="ch11" chart:values-cell-range-address="'Order by Word length'.B2:'Order by Word length'.B48" chart:label-cell-address="'Order by Word length'.B1:'Order by Word length'.B1" chart:class="chart:bar">
            <chart:data-point chart:repeated="47"/>
          </chart:series>
          <chart:series chart:style-name="ch12" chart:values-cell-range-address="'Order by Word length'.C2:'Order by Word length'.C48" chart:label-cell-address="'Order by Word length'.C1:'Order by Word length'.C1" chart:class="chart:ba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Word length'.B1:'Order by Word length'.B1</svg:desc>
                </draw:g>
              </table:table-cell>
              <table:table-cell office:value-type="string">
                <text:p>Sequential</text:p>
                <draw:g>
                  <svg:desc>'Order by Word length'.C1:'Order by Word length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100_4</text:p>
                <draw:g>
                  <svg:desc>'Order by Word length'.A2:'Order by Word length'.A48</svg:desc>
                </draw:g>
              </table:table-cell>
              <table:table-cell office:value-type="float" office:value="307">
                <text:p>307</text:p>
                <draw:g>
                  <svg:desc>'Order by Word length'.B2:'Order by Word length'.B48</svg:desc>
                </draw:g>
              </table:table-cell>
              <table:table-cell office:value-type="float" office:value="1">
                <text:p>1</text:p>
                <draw:g>
                  <svg:desc>'Order by Word length'.C2:'Order by Word length'.C48</svg:desc>
                </draw:g>
              </table:table-cell>
            </table:table-row>
            <table:table-row>
              <table:table-cell office:value-type="string">
                <text:p>2_20_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481_4</text:p>
              </table:table-cell>
              <table:table-cell office:value-type="float" office:value="303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601_4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621_4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0_10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100_200</text:p>
              </table:table-cell>
              <table:table-cell office:value-type="float" office:value="12207">
                <text:p>12207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10_100_50</text:p>
              </table:table-cell>
              <table:table-cell office:value-type="float" office:value="326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_1000_10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00_200</text:p>
              </table:table-cell>
              <table:table-cell office:value-type="float" office:value="12179">
                <text:p>12179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10_1000_50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_20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20_200</text:p>
              </table:table-cell>
              <table:table-cell office:value-type="float" office:value="12795">
                <text:p>1279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0_20_5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_3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3_200</text:p>
              </table:table-cell>
              <table:table-cell office:value-type="float" office:value="3095">
                <text:p>309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0_3_50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_500_10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500_200</text:p>
              </table:table-cell>
              <table:table-cell office:value-type="float" office:value="13178">
                <text:p>13178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0_500_50</text:p>
              </table:table-cell>
              <table:table-cell office:value-type="float" office:value="214">
                <text:p>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_800_10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800_200</text:p>
              </table:table-cell>
              <table:table-cell office:value-type="float" office:value="12083">
                <text:p>12083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0_800_50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_100_200</text:p>
              </table:table-cell>
              <table:table-cell office:value-type="float" office:value="10858">
                <text:p>1085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50_100_50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_1000_200</text:p>
              </table:table-cell>
              <table:table-cell office:value-type="float" office:value="10827">
                <text:p>10827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50_1000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20_200</text:p>
              </table:table-cell>
              <table:table-cell office:value-type="float" office:value="11706">
                <text:p>11706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0_20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3_200</text:p>
              </table:table-cell>
              <table:table-cell office:value-type="float" office:value="2955">
                <text:p>295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50_3_50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500_200</text:p>
              </table:table-cell>
              <table:table-cell office:value-type="float" office:value="10995">
                <text:p>1099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0_500_50</text:p>
              </table:table-cell>
              <table:table-cell office:value-type="float" office:value="418">
                <text:p>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_800_200</text:p>
              </table:table-cell>
              <table:table-cell office:value-type="float" office:value="10684">
                <text:p>1068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50_800_50</text:p>
              </table:table-cell>
              <table:table-cell office:value-type="float" office:value="211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_100_200</text:p>
              </table:table-cell>
              <table:table-cell office:value-type="float" office:value="10875">
                <text:p>1087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80_1000_200</text:p>
              </table:table-cell>
              <table:table-cell office:value-type="float" office:value="10155">
                <text:p>1015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80_20_200</text:p>
              </table:table-cell>
              <table:table-cell office:value-type="float" office:value="10530">
                <text:p>1053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80_3_200</text:p>
              </table:table-cell>
              <table:table-cell office:value-type="float" office:value="3659">
                <text:p>365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80_500_200</text:p>
              </table:table-cell>
              <table:table-cell office:value-type="float" office:value="10124">
                <text:p>10124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80_800_200</text:p>
              </table:table-cell>
              <table:table-cell office:value-type="float" office:value="10254">
                <text:p>10254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0291">
                <text:p>1029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00_1000_200</text:p>
              </table:table-cell>
              <table:table-cell office:value-type="float" office:value="9726">
                <text:p>9726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00_20_200</text:p>
              </table:table-cell>
              <table:table-cell office:value-type="float" office:value="10265">
                <text:p>1026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0_3_200</text:p>
              </table:table-cell>
              <table:table-cell office:value-type="float" office:value="2829">
                <text:p>282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00_500_200</text:p>
              </table:table-cell>
              <table:table-cell office:value-type="float" office:value="9975">
                <text:p>99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0_800_200</text:p>
              </table:table-cell>
              <table:table-cell office:value-type="float" office:value="9958">
                <text:p>9958</text:p>
              </table:table-cell>
              <table:table-cell office:value-type="float" office:value="2207">
                <text:p>22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